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6.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Arial" fo:font-size="10pt" fo:language="ca"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gr1" style:family="graphic">
      <style:graphic-properties draw:ole-draw-aspect="1"/>
    </style:style>
    <style:style style:name="ta_extref" style:family="table">
      <style:table-properties table:display="false"/>
    </style:style>
  </office:automatic-styles>
  <office:body>
    <office:spreadsheet>
      <table:table table:name="Full1" table:style-name="ta1" table:print="false">
        <table:table-column table:style-name="co1" table:default-cell-style-name="Default"/>
        <table:table-column table:style-name="co2" table:number-columns-repeated="3" table:default-cell-style-name="Default"/>
        <table:table-row table:style-name="ro1">
          <table:table-cell office:value-type="string">
            <text:p>Producte</text:p>
          </table:table-cell>
          <table:table-cell office:value-type="string">
            <text:p>Quantitat</text:p>
          </table:table-cell>
          <table:table-cell office:value-type="string">
            <text:p>Preu</text:p>
          </table:table-cell>
          <table:table-cell office:value-type="string">
            <text:p>Total</text:p>
          </table:table-cell>
        </table:table-row>
        <table:table-row table:style-name="ro1">
          <table:table-cell office:value-type="string">
            <text:p>Switch HP 2810-24G (J9021A)</text:p>
          </table:table-cell>
          <table:table-cell office:value-type="float" office:value="1">
            <text:p>1</text:p>
          </table:table-cell>
          <table:table-cell office:value-type="float" office:value="1449">
            <text:p>1449</text:p>
          </table:table-cell>
          <table:table-cell table:formula="of:=[.C2]*[.B2]" office:value-type="float" office:value="1449">
            <text:p>1449</text:p>
          </table:table-cell>
        </table:table-row>
        <table:table-row table:style-name="ro1">
          <table:table-cell office:value-type="string">
            <text:p>Switch HP 2520-24-PoE (J9138A)</text:p>
          </table:table-cell>
          <table:table-cell office:value-type="float" office:value="6">
            <text:p>6</text:p>
          </table:table-cell>
          <table:table-cell office:value-type="float" office:value="699">
            <text:p>699</text:p>
          </table:table-cell>
          <table:table-cell table:formula="of:=[.C3]*[.B3]" office:value-type="float" office:value="4194">
            <text:p>4194</text:p>
          </table:table-cell>
        </table:table-row>
        <table:table-row table:style-name="ro1">
          <table:table-cell office:value-type="string">
            <text:p>Cisco 2901 Integrated Services Router</text:p>
          </table:table-cell>
          <table:table-cell office:value-type="float" office:value="1">
            <text:p>1</text:p>
          </table:table-cell>
          <table:table-cell office:value-type="float" office:value="1500">
            <text:p>1500</text:p>
          </table:table-cell>
          <table:table-cell table:formula="of:=[.C4]*[.B4]" office:value-type="float" office:value="1500">
            <text:p>1500</text:p>
          </table:table-cell>
        </table:table-row>
        <table:table-row table:style-name="ro1">
          <table:table-cell office:value-type="string">
            <text:p>Servidor HP ProLiant SL165s G7, 1U, bandeja de anchura completa, 6136, 1P, 16 GB (626714-B21)</text:p>
          </table:table-cell>
          <table:table-cell office:value-type="float" office:value="2">
            <text:p>2</text:p>
          </table:table-cell>
          <table:table-cell office:value-type="float" office:value="1790">
            <text:p>1790</text:p>
          </table:table-cell>
          <table:table-cell table:formula="of:=[.C5]*[.B5]" office:value-type="float" office:value="3580">
            <text:p>3580</text:p>
          </table:table-cell>
        </table:table-row>
        <table:table-row table:style-name="ro1">
          <table:table-cell table:style-name="ce1" office:value-type="string">
            <text:p>Armario rack de 19 RackMatic MobiRack PRO de 20U y fondo 1000 </text:p>
          </table:table-cell>
          <table:table-cell office:value-type="float" office:value="2">
            <text:p>2</text:p>
          </table:table-cell>
          <table:table-cell office:value-type="float" office:value="606.92">
            <text:p>606,92</text:p>
          </table:table-cell>
          <table:table-cell table:formula="of:=[.C6]*[.B6]" office:value-type="float" office:value="1213.84">
            <text:p>1213,84</text:p>
          </table:table-cell>
        </table:table-row>
        <table:table-row table:style-name="ro1">
          <table:table-cell office:value-type="string">
            <text:p>Armario rack de 19 RackMatic SOHORack de 6U y fondo 450 WM11 </text:p>
          </table:table-cell>
          <table:table-cell office:value-type="float" office:value="6">
            <text:p>6</text:p>
          </table:table-cell>
          <table:table-cell office:value-type="float" office:value="115.52">
            <text:p>115,52</text:p>
          </table:table-cell>
          <table:table-cell table:formula="of:=[.C7]*[.B7]" office:value-type="float" office:value="693.12">
            <text:p>693,12</text:p>
          </table:table-cell>
        </table:table-row>
        <table:table-row table:style-name="ro1">
          <table:table-cell office:value-type="string">
            <text:p>Patch panel 24 RJ45 Cat.6 UTP 1U negro RD41</text:p>
          </table:table-cell>
          <table:table-cell office:value-type="float" office:value="8">
            <text:p>8</text:p>
          </table:table-cell>
          <table:table-cell office:value-type="float" office:value="77.43">
            <text:p>77,43</text:p>
          </table:table-cell>
          <table:table-cell table:formula="of:=[.C8]*[.B8]" office:value-type="float" office:value="619.44">
            <text:p>619,44</text:p>
          </table:table-cell>
        </table:table-row>
        <table:table-row table:style-name="ro1">
          <table:table-cell office:value-type="string">
            <text:p>Cablematic - Bobina Cable Exterior STP Cat.6 24AWG Rígido (305m)</text:p>
          </table:table-cell>
          <table:table-cell office:value-type="float" office:value="8">
            <text:p>8</text:p>
          </table:table-cell>
          <table:table-cell office:value-type="float" office:value="494.93">
            <text:p>494,93</text:p>
          </table:table-cell>
          <table:table-cell table:formula="of:=[.C9]*[.B9]" office:value-type="float" office:value="3959.44">
            <text:p>3959,44</text:p>
          </table:table-cell>
        </table:table-row>
        <table:table-row table:style-name="ro1">
          <table:table-cell office:value-type="string">
            <text:p>Dell Vostro Desktops 360 </text:p>
          </table:table-cell>
          <table:table-cell office:value-type="float" office:value="6">
            <text:p>6</text:p>
          </table:table-cell>
          <table:table-cell office:value-type="float" office:value="769">
            <text:p>769</text:p>
          </table:table-cell>
          <table:table-cell table:formula="of:=[.C10]*[.B10]" office:value-type="float" office:value="4614">
            <text:p>4614</text:p>
          </table:table-cell>
        </table:table-row>
        <table:table-row table:style-name="ro1">
          <table:table-cell office:value-type="string">
            <text:p>MINICANAL AUTOADHESIVA 10X20 APERTURA TAPA 4130112 2m</text:p>
          </table:table-cell>
          <table:table-cell office:value-type="float" office:value="500">
            <text:p>500</text:p>
          </table:table-cell>
          <table:table-cell office:value-type="float" office:value="1.66">
            <text:p>1,66</text:p>
          </table:table-cell>
          <table:table-cell table:formula="of:=[.C11]*[.B11]" office:value-type="float" office:value="830">
            <text:p>830</text:p>
          </table:table-cell>
        </table:table-row>
        <table:table-row table:style-name="ro1">
          <table:table-cell office:value-type="string">
            <text:p>EXTINTOR DE CO2 2KG</text:p>
          </table:table-cell>
          <table:table-cell office:value-type="float" office:value="2">
            <text:p>2</text:p>
          </table:table-cell>
          <table:table-cell office:value-type="float" office:value="66.06">
            <text:p>66,06</text:p>
          </table:table-cell>
          <table:table-cell table:formula="of:=[.C12]*[.B12]" office:value-type="float" office:value="132.12">
            <text:p>132,12</text:p>
          </table:table-cell>
        </table:table-row>
        <table:table-row table:style-name="ro1">
          <table:table-cell office:value-type="string">
            <text:p>CANAL AIRE ACONDICIONADO 60X100 4012110 2m</text:p>
          </table:table-cell>
          <table:table-cell office:value-type="float" office:value="20">
            <text:p>20</text:p>
          </table:table-cell>
          <table:table-cell office:value-type="float" office:value="9.95">
            <text:p>9,95</text:p>
          </table:table-cell>
          <table:table-cell table:formula="of:=[.C13]*[.B13]" office:value-type="float" office:value="199">
            <text:p>199</text:p>
          </table:table-cell>
        </table:table-row>
        <table:table-row table:style-name="ro1">
          <table:table-cell office:value-type="string">
            <text:p>CISCO Puntos de acceso WiFi G/PoE/MIMO WAP200-EU</text:p>
          </table:table-cell>
          <table:table-cell office:value-type="float" office:value="5">
            <text:p>5</text:p>
          </table:table-cell>
          <table:table-cell office:value-type="float" office:value="86.9">
            <text:p>86,9</text:p>
          </table:table-cell>
          <table:table-cell table:formula="of:=[.C14]*[.B14]" office:value-type="float" office:value="434.5">
            <text:p>434,5</text:p>
          </table:table-cell>
        </table:table-row>
        <table:table-row table:style-name="ro1">
          <table:table-cell office:value-type="string">
            <text:p>Sistema refrigeració MSZ-GE25VA</text:p>
          </table:table-cell>
          <table:table-cell office:value-type="float" office:value="1">
            <text:p>1</text:p>
          </table:table-cell>
          <table:table-cell office:value-type="float" office:value="775.63">
            <text:p>775,63</text:p>
          </table:table-cell>
          <table:table-cell table:formula="of:=[.C15]*[.B15]" office:value-type="float" office:value="775.63">
            <text:p>775,63</text:p>
          </table:table-cell>
        </table:table-row>
        <table:table-row table:style-name="ro1">
          <table:table-cell office:value-type="string">
            <text:p>Ma d'obra </text:p>
          </table:table-cell>
          <table:table-cell office:value-type="float" office:value="300">
            <text:p>300</text:p>
          </table:table-cell>
          <table:table-cell office:value-type="float" office:value="40">
            <text:p>40</text:p>
          </table:table-cell>
          <table:table-cell table:formula="of:=[.C16]*[.B16]" office:value-type="float" office:value="12000">
            <text:p>12000</text:p>
          </table:table-cell>
        </table:table-row>
        <table:table-row table:style-name="ro1">
          <table:table-cell/>
          <table:table-cell table:style-name="ce2" office:value-type="string" table:number-columns-spanned="2" table:number-rows-spanned="1">
            <text:p>Total</text:p>
          </table:table-cell>
          <table:covered-table-cell/>
          <table:table-cell table:formula="of:=SUM([.D2:.D16])" office:value-type="float" office:value="36194.09">
            <text:p>36194,09</text:p>
          </table:table-cell>
        </table:table-row>
        <table:table-row table:style-name="ro1">
          <table:table-cell table:number-columns-repeated="4"/>
        </table:table-row>
        <table:table-row table:style-name="ro1">
          <table:table-cell>
            <draw:frame table:end-cell-address="Full1.G52" table:end-x="0.442cm" table:end-y="0.291cm" draw:z-index="0" draw:style-name="gr1" svg:width="27.356cm" svg:height="15.038cm" svg:x="0.824cm" svg:y="0.099cm">
              <draw:object draw:notify-on-update-of-ranges="Full1.A2:Full1.A16 Full1.A2:Full1.A16 Full1.D2:Full1.D16" xlink:href="./Object 1" xlink:type="simple" xlink:show="embed" xlink:actuate="onLoad"/>
              <draw:image xlink:href="./ObjectReplacements/Object 1" xlink:type="simple" xlink:show="embed" xlink:actuate="onLoad"/>
            </draw:frame>
          </table:table-cell>
          <table:table-cell table:number-columns-repeated="3"/>
        </table:table-row>
      </table:table>
      <table:table table:name="Full2" table:style-name="ta1" table:print="false">
        <table:table-column table:style-name="co2" table:default-cell-style-name="Default"/>
        <table:table-row table:style-name="ro1">
          <table:table-cell/>
        </table:table-row>
      </table:table>
      <table:table table:name="Full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ca" fo:country="ES" style:font-name-asian="DejaVu Sans" style:language-asian="zh" style:country-asian="CN" style:font-name-complex="DejaVu Sans"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ca" fo:country="E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4">24/05/2012</text:date>, <text:time>12:18:12</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uard </meta:initial-creator>
    <meta:creation-date>2012-05-14T17:51:43</meta:creation-date>
    <dc:date>2012-05-24T12:18:12</dc:date>
    <dc:creator>Eduard </dc:creator>
    <meta:editing-duration>PT01H40M45S</meta:editing-duration>
    <meta:editing-cycles>16</meta:editing-cycles>
    <meta:generator>OpenOffice.org/3.2$Unix OpenOffice.org_project/320m19$Build-9505</meta:generator>
    <meta:document-statistic meta:table-count="3" meta:cell-count="66"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include-hidden-cells="false" chart:auto-position="true" chart:auto-size="true" chart:right-angled-axes="true"/>
    </style:style>
    <style:style style:name="ch6" style:family="chart" style:data-style-name="N0">
      <style:chart-properties chart:display-label="true" chart:logarithmic="false" chart:reverse-direction="true" text:line-break="false" chart:axis-position="0"/>
      <style:graphic-properties svg:stroke-color="#b3b3b3"/>
      <style:text-properties fo:font-size="8pt" style:font-size-asian="8pt" style:font-size-complex="8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8" style:family="chart">
      <style:graphic-properties svg:stroke-color="#b3b3b3"/>
    </style:style>
    <style:style style:name="ch9" style:family="chart" style:data-style-name="N0">
      <style:graphic-properties draw:fill-color="#004586"/>
      <style:text-properties fo:font-size="6pt" style:font-size-asian="6pt" style:font-size-complex="6pt"/>
    </style:style>
    <style:style style:name="ch10" style:family="chart">
      <style:graphic-properties draw:fill-color="#004586"/>
    </style:style>
    <style:style style:name="ch11" style:family="chart">
      <style:graphic-properties draw:fill-color="#ff420e"/>
    </style:style>
    <style:style style:name="ch12" style:family="chart">
      <style:graphic-properties draw:fill-color="#ffd320"/>
    </style:style>
    <style:style style:name="ch13" style:family="chart">
      <style:graphic-properties draw:fill-color="#579d1c"/>
    </style:style>
    <style:style style:name="ch14" style:family="chart">
      <style:graphic-properties draw:fill-color="#7e0021"/>
    </style:style>
    <style:style style:name="ch15" style:family="chart">
      <style:graphic-properties draw:fill-color="#83caff"/>
    </style:style>
    <style:style style:name="ch16" style:family="chart">
      <style:graphic-properties draw:fill-color="#314004"/>
    </style:style>
    <style:style style:name="ch17" style:family="chart">
      <style:graphic-properties draw:fill-color="#aecf00"/>
    </style:style>
    <style:style style:name="ch18" style:family="chart">
      <style:graphic-properties draw:fill-color="#4b1f6f"/>
    </style:style>
    <style:style style:name="ch19" style:family="chart">
      <style:graphic-properties draw:fill-color="#ff950e"/>
    </style:style>
    <style:style style:name="ch20" style:family="chart">
      <style:graphic-properties draw:fill-color="#c5000b"/>
    </style:style>
    <style:style style:name="ch21" style:family="chart">
      <style:graphic-properties draw:fill-color="#0084d1"/>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27.357cm" svg:height="15.039cm" xlink:href=".." chart:class="chart:circle" chart:style-name="ch1">
        <chart:title svg:x="12.553cm" svg:y="0.301cm" chart:style-name="ch2">
          <text:p>Pressupost</text:p>
        </chart:title>
        <chart:subtitle svg:x="11.786cm" svg:y="1.104cm" chart:style-name="ch3">
          <text:p>Xarxa del Hotel Ilerasi</text:p>
        </chart:subtitle>
        <chart:legend chart:legend-position="end" svg:x="14.907cm" svg:y="4.812cm" chart:style-name="ch4"/>
        <chart:plot-area chart:style-name="ch5" table:cell-range-address="Full1.A2:Full1.A16 Full1.D2:Full1.D16" chart:data-source-has-labels="both" svg:x="0.547cm" svg:y="1.855cm" svg:width="13.814cm" svg:height="12.584cm">
          <chart:axis chart:dimension="x" chart:name="primary-x" chart:style-name="ch6">
            <chart:categories table:cell-range-address="Full1.A2:Full1.A16"/>
          </chart:axis>
          <chart:axis chart:dimension="y" chart:name="primary-y" chart:style-name="ch7">
            <chart:grid chart:style-name="ch8" chart:class="major"/>
          </chart:axis>
          <chart:series chart:style-name="ch9" chart:values-cell-range-address="Full1.D2:Full1.D16" chart:label-cell-address="Full1.A2:Full1.A16" chart:class="chart:circle">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20"/>
            <chart:data-point chart:style-name="ch21"/>
            <chart:data-point chart:style-name="ch10"/>
            <chart:data-point chart:style-name="ch11"/>
            <chart:data-point chart:style-name="ch12"/>
          </chart:series>
          <chart:wall chart:style-name="ch22"/>
          <chart:floor chart:style-name="ch23"/>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Full1.A2:Full1.A16">Switch HP 2810-24G (J9021A) Switch HP 2520-24-PoE (J9138A) Cisco 2901 Integrated Services Router Servidor HP ProLiant SL165s G7, 1U, bandeja de anchura completa, 6136, 1P, 16 GB (626714-B21) Armario rack de 19 RackMatic MobiRack PRO de 20U y fondo 1000  Armario rack de 19 RackMatic SOHORack de 6U y fondo 450 WM11  Patch panel 24 RJ45 Cat.6 UTP 1U negro RD41 Cablematic - Bobina Cable Exterior STP Cat.6 24AWG Rígido (305m) Dell Vostro Desktops 360  MINICANAL AUTOADHESIVA 10X20 APERTURA TAPA 4130112 2m EXTINTOR DE CO2 2KG CANAL AIRE ACONDICIONADO 60X100 4012110 2m CISCO Puntos de acceso WiFi G/PoE/MIMO WAP200-EU Sistema refrigeració MSZ-GE25VA Ma d'obra </text:p>
              </table:table-cell>
            </table:table-row>
          </table:table-header-rows>
          <table:table-rows>
            <table:table-row>
              <table:table-cell office:value-type="string">
                <text:p text:id="Full1.A2:Full1.A16">Switch HP 2810-24G (J9021A)</text:p>
              </table:table-cell>
              <table:table-cell office:value-type="float" office:value="1449">
                <text:p text:id="Full1.D2:Full1.D16">1449</text:p>
              </table:table-cell>
            </table:table-row>
            <table:table-row>
              <table:table-cell office:value-type="string">
                <text:p>Switch HP 2520-24-PoE (J9138A)</text:p>
              </table:table-cell>
              <table:table-cell office:value-type="float" office:value="4194">
                <text:p>4194</text:p>
              </table:table-cell>
            </table:table-row>
            <table:table-row>
              <table:table-cell office:value-type="string">
                <text:p>Cisco 2901 Integrated Services Router</text:p>
              </table:table-cell>
              <table:table-cell office:value-type="float" office:value="1500">
                <text:p>1500</text:p>
              </table:table-cell>
            </table:table-row>
            <table:table-row>
              <table:table-cell office:value-type="string">
                <text:p>Servidor HP ProLiant SL165s G7, 1U, bandeja de anchura completa, 6136, 1P, 16 GB (626714-B21)</text:p>
              </table:table-cell>
              <table:table-cell office:value-type="float" office:value="3580">
                <text:p>3580</text:p>
              </table:table-cell>
            </table:table-row>
            <table:table-row>
              <table:table-cell office:value-type="string">
                <text:p>Armario rack de 19 RackMatic MobiRack PRO de 20U y fondo 1000 </text:p>
              </table:table-cell>
              <table:table-cell office:value-type="float" office:value="1213.84">
                <text:p>1213.84</text:p>
              </table:table-cell>
            </table:table-row>
            <table:table-row>
              <table:table-cell office:value-type="string">
                <text:p>Armario rack de 19 RackMatic SOHORack de 6U y fondo 450 WM11 </text:p>
              </table:table-cell>
              <table:table-cell office:value-type="float" office:value="693.12">
                <text:p>693.12</text:p>
              </table:table-cell>
            </table:table-row>
            <table:table-row>
              <table:table-cell office:value-type="string">
                <text:p>Patch panel 24 RJ45 Cat.6 UTP 1U negro RD41</text:p>
              </table:table-cell>
              <table:table-cell office:value-type="float" office:value="619.44">
                <text:p>619.44</text:p>
              </table:table-cell>
            </table:table-row>
            <table:table-row>
              <table:table-cell office:value-type="string">
                <text:p>Cablematic - Bobina Cable Exterior STP Cat.6 24AWG Rígido (305m)</text:p>
              </table:table-cell>
              <table:table-cell office:value-type="float" office:value="3959.44">
                <text:p>3959.44</text:p>
              </table:table-cell>
            </table:table-row>
            <table:table-row>
              <table:table-cell office:value-type="string">
                <text:p>Dell Vostro Desktops 360 </text:p>
              </table:table-cell>
              <table:table-cell office:value-type="float" office:value="4614">
                <text:p>4614</text:p>
              </table:table-cell>
            </table:table-row>
            <table:table-row>
              <table:table-cell office:value-type="string">
                <text:p>MINICANAL AUTOADHESIVA 10X20 APERTURA TAPA 4130112 2m</text:p>
              </table:table-cell>
              <table:table-cell office:value-type="float" office:value="830">
                <text:p>830</text:p>
              </table:table-cell>
            </table:table-row>
            <table:table-row>
              <table:table-cell office:value-type="string">
                <text:p>EXTINTOR DE CO2 2KG</text:p>
              </table:table-cell>
              <table:table-cell office:value-type="float" office:value="132.12">
                <text:p>132.12</text:p>
              </table:table-cell>
            </table:table-row>
            <table:table-row>
              <table:table-cell office:value-type="string">
                <text:p>CANAL AIRE ACONDICIONADO 60X100 4012110 2m</text:p>
              </table:table-cell>
              <table:table-cell office:value-type="float" office:value="199">
                <text:p>199</text:p>
              </table:table-cell>
            </table:table-row>
            <table:table-row>
              <table:table-cell office:value-type="string">
                <text:p>CISCO Puntos de acceso WiFi G/PoE/MIMO WAP200-EU</text:p>
              </table:table-cell>
              <table:table-cell office:value-type="float" office:value="434.5">
                <text:p>434.5</text:p>
              </table:table-cell>
            </table:table-row>
            <table:table-row>
              <table:table-cell office:value-type="string">
                <text:p>Sistema refrigeració MSZ-GE25VA</text:p>
              </table:table-cell>
              <table:table-cell office:value-type="float" office:value="775.63">
                <text:p>775.63</text:p>
              </table:table-cell>
            </table:table-row>
            <table:table-row>
              <table:table-cell office:value-type="string">
                <text:p>Ma d'obra </text:p>
              </table:table-cell>
              <table:table-cell office:value-type="float" office:value="12000">
                <text:p>12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